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10.2129166666667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3.30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Tamaño(n)</text:p>
          </table:table-cell>
          <table:table-cell office:value-type="string" table:style-name="ce1">
            <text:p>Tiempo de fuerza bruta (ms)</text:p>
          </table:table-cell>
          <table:table-cell office:value-type="string" table:style-name="ce1">
            <text:p>(2^n/243513)+1000</text:p>
          </table:table-cell>
          <table:table-cell table:style-name="ce1"/>
          <table:table-cell office:value-type="string" table:style-name="ce1">
            <text:p>Tamaño(n)</text:p>
          </table:table-cell>
          <table:table-cell office:value-type="string" table:style-name="ce1">
            <text:p>Tiempo Programación Dinámica(ms)</text:p>
          </table:table-cell>
          <table:table-cell office:value-type="string" table:style-name="ce1">
            <text:p>(n^2/468100)+200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004.3060370493567" table:formula="of:=(2^[.A2]/243513)+1000" table:style-name="ce1">
            <text:p>1004,306037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office:value-type="float" office:value="63" table:style-name="ce1">
            <text:p>63</text:p>
          </table:table-cell>
          <table:table-cell office:value-type="float" office:value="253.4073915829951" table:formula="of:=([.E2]^2/468100)+200" table:style-name="ce1">
            <text:p>253,4073916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1008.6120740987134" table:formula="of:=(2^[.A3]/243513)+1000" table:style-name="ce1">
            <text:p>1008,612074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168" table:style-name="ce1">
            <text:p>168</text:p>
          </table:table-cell>
          <table:table-cell office:value-type="float" office:value="413.62956633198036" table:formula="of:=([.E3]^2/468100)+200" table:style-name="ce1">
            <text:p>413,6295663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017.2241481974269" table:formula="of:=(2^[.A4]/243513)+1000" table:style-name="ce1">
            <text:p>1017,224148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500" table:style-name="ce1">
            <text:p>500</text:p>
          </table:table-cell>
          <table:table-cell office:value-type="float" office:value="680.66652424695576" table:formula="of:=([.E4]^2/468100)+200" table:style-name="ce1">
            <text:p>680,6665242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1034.4482963948537" table:formula="of:=(2^[.A5]/243513)+1000" table:style-name="ce1">
            <text:p>1034,448296</text:p>
          </table:table-cell>
          <table:table-cell table:style-name="ce1"/>
          <table:table-cell office:value-type="float" office:value="20000" table:style-name="ce1">
            <text:p>20000</text:p>
          </table:table-cell>
          <table:table-cell office:value-type="float" office:value="869" table:style-name="ce1">
            <text:p>869</text:p>
          </table:table-cell>
          <table:table-cell office:value-type="float" office:value="1054.5182653279214" table:formula="of:=([.E5]^2/468100)+200" table:style-name="ce1">
            <text:p>1054,518265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office:value-type="float" office:value="1068.8965927897073" table:formula="of:=(2^[.A6]/243513)+1000" table:style-name="ce1">
            <text:p>1068,896593</text:p>
          </table:table-cell>
          <table:table-cell table:style-name="ce1"/>
          <table:table-cell office:value-type="float" office:value="25000" table:style-name="ce1">
            <text:p>25000</text:p>
          </table:table-cell>
          <table:table-cell office:value-type="float" office:value="1327" table:style-name="ce1">
            <text:p>1327</text:p>
          </table:table-cell>
          <table:table-cell office:value-type="float" office:value="1535.1847895748772" table:formula="of:=([.E6]^2/468100)+200" table:style-name="ce1">
            <text:p>1535,18479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3" table:style-name="ce1">
            <text:p>143</text:p>
          </table:table-cell>
          <table:table-cell office:value-type="float" office:value="1137.7931855794147" table:formula="of:=(2^[.A7]/243513)+1000" table:style-name="ce1">
            <text:p>1137,793186</text:p>
          </table:table-cell>
          <table:table-cell table:style-name="ce1"/>
          <table:table-cell office:value-type="float" office:value="30000" table:style-name="ce1">
            <text:p>30000</text:p>
          </table:table-cell>
          <table:table-cell office:value-type="float" office:value="1918" table:style-name="ce1">
            <text:p>1918</text:p>
          </table:table-cell>
          <table:table-cell office:value-type="float" office:value="2122.666096987823" table:formula="of:=([.E7]^2/468100)+200" table:style-name="ce1">
            <text:p>2122,666097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8" table:style-name="ce1">
            <text:p>288</text:p>
          </table:table-cell>
          <table:table-cell office:value-type="float" office:value="1275.5863711588293" table:formula="of:=(2^[.A8]/243513)+1000" table:style-name="ce1">
            <text:p>1275,586371</text:p>
          </table:table-cell>
          <table:table-cell table:style-name="ce1"/>
          <table:table-cell office:value-type="float" office:value="35000" table:style-name="ce1">
            <text:p>35000</text:p>
          </table:table-cell>
          <table:table-cell office:value-type="float" office:value="2597" table:style-name="ce1">
            <text:p>2597</text:p>
          </table:table-cell>
          <table:table-cell office:value-type="float" office:value="2816.9621875667594" table:formula="of:=([.E8]^2/468100)+200" table:style-name="ce1">
            <text:p>2816,962188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51" table:style-name="ce1">
            <text:p>551</text:p>
          </table:table-cell>
          <table:table-cell office:value-type="float" office:value="1551.1727423176585" table:formula="of:=(2^[.A9]/243513)+1000" table:style-name="ce1">
            <text:p>1551,172742</text:p>
          </table:table-cell>
          <table:table-cell table:style-name="ce1"/>
          <table:table-cell office:value-type="float" office:value="40000" table:style-name="ce1">
            <text:p>40000</text:p>
          </table:table-cell>
          <table:table-cell office:value-type="float" office:value="3381" table:style-name="ce1">
            <text:p>3381</text:p>
          </table:table-cell>
          <table:table-cell office:value-type="float" office:value="3618.0730613116857" table:formula="of:=([.E9]^2/468100)+200" table:style-name="ce1">
            <text:p>3618,07306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00" table:style-name="ce1">
            <text:p>1100</text:p>
          </table:table-cell>
          <table:table-cell office:value-type="float" office:value="2102.345484635317" table:formula="of:=(2^[.A10]/243513)+1000" table:style-name="ce1">
            <text:p>2102,345485</text:p>
          </table:table-cell>
          <table:table-cell table:style-name="ce1"/>
          <table:table-cell office:value-type="float" office:value="45000" table:style-name="ce1">
            <text:p>45000</text:p>
          </table:table-cell>
          <table:table-cell office:value-type="float" office:value="4285" table:style-name="ce1">
            <text:p>4285</text:p>
          </table:table-cell>
          <table:table-cell office:value-type="float" office:value="4525.9987182226023" table:formula="of:=([.E10]^2/468100)+200" table:style-name="ce1">
            <text:p>4525,998718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75" table:style-name="ce1">
            <text:p>2175</text:p>
          </table:table-cell>
          <table:table-cell office:value-type="float" office:value="3204.6909692706345" table:formula="of:=(2^[.A11]/243513)+1000" table:style-name="ce1">
            <text:p>3204,690969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float" office:value="5305" table:style-name="ce1">
            <text:p>5305</text:p>
          </table:table-cell>
          <table:table-cell office:value-type="float" office:value="5540.7391582995087" table:formula="of:=([.E11]^2/468100)+200" table:style-name="ce1">
            <text:p>5540,739158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06" table:style-name="ce1">
            <text:p>4306</text:p>
          </table:table-cell>
          <table:table-cell office:value-type="float" office:value="5409.3819385412689" table:formula="of:=(2^[.A12]/243513)+1000" table:style-name="ce1">
            <text:p>5409,381939</text:p>
          </table:table-cell>
          <table:table-cell table:style-name="ce1"/>
          <table:table-cell office:value-type="float" office:value="55000" table:style-name="ce1">
            <text:p>55000</text:p>
          </table:table-cell>
          <table:table-cell office:value-type="float" office:value="6381" table:style-name="ce1">
            <text:p>6381</text:p>
          </table:table-cell>
          <table:table-cell office:value-type="float" office:value="6662.2943815424051" table:formula="of:=([.E12]^2/468100)+200" table:style-name="ce1">
            <text:p>6662,294382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610" table:style-name="ce1">
            <text:p>8610</text:p>
          </table:table-cell>
          <table:table-cell office:value-type="float" office:value="9818.7638770825379" table:formula="of:=(2^[.A13]/243513)+1000" table:style-name="ce1">
            <text:p>9818,763877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office:value-type="float" office:value="7625" table:style-name="ce1">
            <text:p>7625</text:p>
          </table:table-cell>
          <table:table-cell office:value-type="float" office:value="7890.6643879512922" table:formula="of:=([.E13]^2/468100)+200" table:style-name="ce1">
            <text:p>7890,664388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502" table:style-name="ce1">
            <text:p>17502</text:p>
          </table:table-cell>
          <table:table-cell office:value-type="float" office:value="18637.527754165076" table:formula="of:=(2^[.A14]/243513)+1000" table:style-name="ce1">
            <text:p>18637,52775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office:value-type="float" office:value="8981" table:style-name="ce1">
            <text:p>8981</text:p>
          </table:table-cell>
          <table:table-cell office:value-type="float" office:value="9225.84917752617" table:formula="of:=([.E14]^2/468100)+200" table:style-name="ce1">
            <text:p>9225,849178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874" table:style-name="ce1">
            <text:p>34874</text:p>
          </table:table-cell>
          <table:table-cell office:value-type="float" office:value="36275.055508330151" table:formula="of:=(2^[.A15]/243513)+1000" table:style-name="ce1">
            <text:p>36275,05551</text:p>
          </table:table-cell>
          <table:table-cell table:style-name="ce1"/>
          <table:table-cell office:value-type="float" office:value="70000" table:style-name="ce1">
            <text:p>70000</text:p>
          </table:table-cell>
          <table:table-cell office:value-type="float" office:value="10389" table:style-name="ce1">
            <text:p>10389</text:p>
          </table:table-cell>
          <table:table-cell office:value-type="float" office:value="10667.848750267038" table:formula="of:=([.E15]^2/468100)+200" table:style-name="ce1">
            <text:p>10667,84875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0550" table:style-name="ce1">
            <text:p>70550</text:p>
          </table:table-cell>
          <table:table-cell office:value-type="float" office:value="71550.111016660303" table:formula="of:=(2^[.A16]/243513)+1000" table:style-name="ce1">
            <text:p>71550,11102</text:p>
          </table:table-cell>
          <table:table-cell table:style-name="ce1"/>
          <table:table-cell office:value-type="float" office:value="75000" table:style-name="ce1">
            <text:p>75000</text:p>
          </table:table-cell>
          <table:table-cell office:value-type="float" office:value="12016" table:style-name="ce1">
            <text:p>12016</text:p>
          </table:table-cell>
          <table:table-cell office:value-type="float" office:value="12216.663106173895" table:formula="of:=([.E16]^2/468100)+200" table:style-name="ce1">
            <text:p>12216,66311</text:p>
          </table:table-cell>
          <table:table-cell table:number-columns-repeated="16377"/>
        </table:table-row>
        <table:table-row table:style-name="ro1">
          <table:table-cell table:style-name="ce1">
            <draw:frame draw:z-index="2" draw:id="id1" draw:style-name="a1" draw:name="Gráfico 4" svg:x="0.04687in" svg:y="0.06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" draw:id="id0" draw:style-name="a0" draw:name="Gráfico 3" svg:x="0.01042in" svg:y="0.04167in" svg:width="5.4687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Pablo Pastor Martín</meta:initial-creator>
    <dc:creator>Pablo Pastor Martín</dc:creator>
    <meta:creation-date>2017-03-18T16:33:05Z</meta:creation-date>
    <dc:date>2017-03-18T19:04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93.75pt" chart:style-name="Crt0">
        <chart:title chart:style-name="CT00">
          <text:p text:style-name="a0" text:class-names="" text:cond-style-name="">Programación dinámic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amaño(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(ms)</text:p>
            </chart:title>
            <chart:grid chart:class="major" chart:style-name="GMa1"/>
          </chart:axis>
          <chart:series chart:label-cell-address="Hoja1.$F$1" chart:values-cell-range-address="Hoja1.$F$2:.$F$16" chart:class="chart:scatter" chart:attached-axis="primary-y" chart:style-name="G0S0">
            <chart:domain table:cell-range-address="Hoja1.$E$2:.$E$16"/>
            <chart:data-point chart:repeated="15"/>
          </chart:series>
          <chart:series chart:label-cell-address="Hoja1.$G$1" chart:values-cell-range-address="Hoja1.$G$2:.$G$16" chart:class="chart:scatter" chart:attached-axis="primary-y" chart:style-name="G0S1">
            <chart:domain table:cell-range-address="Hoja1.$E$2:.$E$16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34" chart:min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720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Fuerza Brut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amaño(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(ms)</text:p>
            </chart:title>
            <chart:grid chart:class="major" chart:style-name="GMa1"/>
          </chart:axis>
          <chart:series chart:label-cell-address="Hoja1.$B$1" chart:values-cell-range-address="Hoja1.$B$2:.$B$16" chart:class="chart:scatter" chart:attached-axis="primary-y" chart:style-name="G0S0">
            <chart:domain table:cell-range-address="Hoja1.$A$2:.$A$16"/>
            <chart:data-point chart:repeated="15"/>
          </chart:series>
          <chart:series chart:label-cell-address="Hoja1.$C$1" chart:values-cell-range-address="Hoja1.$C$2:.$C$16" chart:class="chart:scatter" chart:attached-axis="primary-y" chart:style-name="G0S1">
            <chart:domain table:cell-range-address="Hoja1.$A$2:.$A$16"/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